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_5f_site_5f_da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_site_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29628" calcext:value-type="float">
            <text:p>3229628</text:p>
          </table:table-cell>
          <table:table-cell table:style-name="ce2" office:value-type="float" office:value="3078198" calcext:value-type="float">
            <text:p>3078198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6986" calcext:value-type="float">
            <text:p>3216986</text:p>
          </table:table-cell>
          <table:table-cell table:style-name="ce2" office:value-type="float" office:value="2951192" calcext:value-type="float">
            <text:p>295119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6038" calcext:value-type="float">
            <text:p>3216038</text:p>
          </table:table-cell>
          <table:table-cell table:style-name="ce2" office:value-type="float" office:value="2960749" calcext:value-type="float">
            <text:p>2960749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7265" calcext:value-type="float">
            <text:p>3217265</text:p>
          </table:table-cell>
          <table:table-cell table:style-name="ce2" office:value-type="float" office:value="2960874" calcext:value-type="float">
            <text:p>296087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05746" calcext:value-type="float">
            <text:p>3205746</text:p>
          </table:table-cell>
          <table:table-cell table:style-name="ce2" office:value-type="float" office:value="2963060" calcext:value-type="float">
            <text:p>296306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4891" calcext:value-type="float">
            <text:p>3214891</text:p>
          </table:table-cell>
          <table:table-cell table:style-name="ce2" office:value-type="float" office:value="2928147" calcext:value-type="float">
            <text:p>292814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9317" calcext:value-type="float">
            <text:p>3219317</text:p>
          </table:table-cell>
          <table:table-cell table:style-name="ce2" office:value-type="float" office:value="2971030" calcext:value-type="float">
            <text:p>297103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22862" calcext:value-type="float">
            <text:p>3222862</text:p>
          </table:table-cell>
          <table:table-cell table:style-name="ce2" office:value-type="float" office:value="2964370" calcext:value-type="float">
            <text:p>296437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2458" calcext:value-type="float">
            <text:p>3212458</text:p>
          </table:table-cell>
          <table:table-cell table:style-name="ce2" office:value-type="float" office:value="2941450" calcext:value-type="float">
            <text:p>294145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190928" calcext:value-type="float">
            <text:p>3190928</text:p>
          </table:table-cell>
          <table:table-cell table:style-name="ce2" office:value-type="float" office:value="2934734" calcext:value-type="float">
            <text:p>2934734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9062" calcext:value-type="float">
            <text:p>3219062</text:p>
          </table:table-cell>
          <table:table-cell table:style-name="ce2" office:value-type="float" office:value="2957000" calcext:value-type="float">
            <text:p>295700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4928" calcext:value-type="float">
            <text:p>3214928</text:p>
          </table:table-cell>
          <table:table-cell table:style-name="ce2" office:value-type="float" office:value="2957598" calcext:value-type="float">
            <text:p>2957598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24316" calcext:value-type="float">
            <text:p>3224316</text:p>
          </table:table-cell>
          <table:table-cell table:style-name="ce2" office:value-type="float" office:value="2949813" calcext:value-type="float">
            <text:p>2949813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3747" calcext:value-type="float">
            <text:p>3213747</text:p>
          </table:table-cell>
          <table:table-cell table:style-name="ce2" office:value-type="float" office:value="2958542" calcext:value-type="float">
            <text:p>2958542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17003" calcext:value-type="float">
            <text:p>3217003</text:p>
          </table:table-cell>
          <table:table-cell table:style-name="ce2" office:value-type="float" office:value="2851990" calcext:value-type="float">
            <text:p>285199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18154" calcext:value-type="float">
            <text:p>3218154</text:p>
          </table:table-cell>
          <table:table-cell table:style-name="ce2" office:value-type="float" office:value="2860837" calcext:value-type="float">
            <text:p>2860837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69737" calcext:value-type="float">
            <text:p>3269737</text:p>
          </table:table-cell>
          <table:table-cell table:style-name="ce2" office:value-type="float" office:value="2861722" calcext:value-type="float">
            <text:p>286172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71211" calcext:value-type="float">
            <text:p>3271211</text:p>
          </table:table-cell>
          <table:table-cell table:style-name="ce2" office:value-type="float" office:value="2856803" calcext:value-type="float">
            <text:p>285680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674506" calcext:value-type="float">
            <text:p>3674506</text:p>
          </table:table-cell>
          <table:table-cell table:style-name="ce2" office:value-type="float" office:value="2346302" calcext:value-type="float">
            <text:p>234630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08294" calcext:value-type="float">
            <text:p>3508294</text:p>
          </table:table-cell>
          <table:table-cell table:style-name="ce2" office:value-type="float" office:value="2205063" calcext:value-type="float">
            <text:p>220506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329" calcext:value-type="float">
            <text:p>3523329</text:p>
          </table:table-cell>
          <table:table-cell table:style-name="ce2" office:value-type="float" office:value="2283709" calcext:value-type="float">
            <text:p>2283709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458" calcext:value-type="float">
            <text:p>3523458</text:p>
          </table:table-cell>
          <table:table-cell table:style-name="ce2" office:value-type="float" office:value="2208871" calcext:value-type="float">
            <text:p>220887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4561" calcext:value-type="float">
            <text:p>3524561</text:p>
          </table:table-cell>
          <table:table-cell table:style-name="ce2" office:value-type="float" office:value="2229937" calcext:value-type="float">
            <text:p>2229937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5733" calcext:value-type="float">
            <text:p>3525733</text:p>
          </table:table-cell>
          <table:table-cell table:style-name="ce2" office:value-type="float" office:value="2285682" calcext:value-type="float">
            <text:p>228568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8610" calcext:value-type="float">
            <text:p>3518610</text:p>
          </table:table-cell>
          <table:table-cell table:style-name="ce2" office:value-type="float" office:value="2283208" calcext:value-type="float">
            <text:p>228320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3629" calcext:value-type="float">
            <text:p>3523629</text:p>
          </table:table-cell>
          <table:table-cell table:style-name="ce2" office:value-type="float" office:value="2281900" calcext:value-type="float">
            <text:p>228190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7155" calcext:value-type="float">
            <text:p>3527155</text:p>
          </table:table-cell>
          <table:table-cell table:style-name="ce2" office:value-type="float" office:value="2285609" calcext:value-type="float">
            <text:p>228560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329" calcext:value-type="float">
            <text:p>3523329</text:p>
          </table:table-cell>
          <table:table-cell table:style-name="ce2" office:value-type="float" office:value="2201928" calcext:value-type="float">
            <text:p>2201928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16011" calcext:value-type="float">
            <text:p>3516011</text:p>
          </table:table-cell>
          <table:table-cell table:style-name="ce2" office:value-type="float" office:value="2201545" calcext:value-type="float">
            <text:p>220154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18979" calcext:value-type="float">
            <text:p>3518979</text:p>
          </table:table-cell>
          <table:table-cell table:style-name="ce2" office:value-type="float" office:value="2200563" calcext:value-type="float">
            <text:p>220056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6276" calcext:value-type="float">
            <text:p>3526276</text:p>
          </table:table-cell>
          <table:table-cell table:style-name="ce2" office:value-type="float" office:value="2202700" calcext:value-type="float">
            <text:p>220270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6578" calcext:value-type="float">
            <text:p>3516578</text:p>
          </table:table-cell>
          <table:table-cell table:style-name="ce2" office:value-type="float" office:value="2207203" calcext:value-type="float">
            <text:p>2207203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4430" calcext:value-type="float">
            <text:p>3524430</text:p>
          </table:table-cell>
          <table:table-cell table:style-name="ce2" office:value-type="float" office:value="2286931" calcext:value-type="float">
            <text:p>228693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1142" calcext:value-type="float">
            <text:p>3521142</text:p>
          </table:table-cell>
          <table:table-cell table:style-name="ce2" office:value-type="float" office:value="2286008" calcext:value-type="float">
            <text:p>2286008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23918" calcext:value-type="float">
            <text:p>3523918</text:p>
          </table:table-cell>
          <table:table-cell table:style-name="ce2" office:value-type="float" office:value="2200378" calcext:value-type="float">
            <text:p>2200378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19117" calcext:value-type="float">
            <text:p>3519117</text:p>
          </table:table-cell>
          <table:table-cell table:style-name="ce2" office:value-type="float" office:value="2198590" calcext:value-type="float">
            <text:p>2198590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8619" calcext:value-type="float">
            <text:p>3518619</text:p>
          </table:table-cell>
          <table:table-cell table:style-name="ce2" office:value-type="float" office:value="2205617" calcext:value-type="float">
            <text:p>2205617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448949" calcext:value-type="float">
            <text:p>3448949</text:p>
          </table:table-cell>
          <table:table-cell table:style-name="ce2" office:value-type="float" office:value="2096729" calcext:value-type="float">
            <text:p>2096729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435630" calcext:value-type="float">
            <text:p>3435630</text:p>
          </table:table-cell>
          <table:table-cell table:style-name="ce2" office:value-type="float" office:value="2167380" calcext:value-type="float">
            <text:p>2167380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701074" calcext:value-type="float">
            <text:p>3701074</text:p>
          </table:table-cell>
          <table:table-cell table:style-name="ce2" office:value-type="float" office:value="2067642" calcext:value-type="float">
            <text:p>206764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5</text:p>
          </table:table-cell>
          <table:table-cell table:style-name="ce2" office:value-type="float" office:value="3738299" calcext:value-type="float">
            <text:p>3738299</text:p>
          </table:table-cell>
          <table:table-cell table:style-name="ce2" office:value-type="float" office:value="2134690" calcext:value-type="float">
            <text:p>2134690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399303" calcext:value-type="float">
            <text:p>3399303</text:p>
          </table:table-cell>
          <table:table-cell table:style-name="ce2" office:value-type="float" office:value="2091882" calcext:value-type="float">
            <text:p>209188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703011" calcext:value-type="float">
            <text:p>3703011</text:p>
          </table:table-cell>
          <table:table-cell table:style-name="ce2" office:value-type="float" office:value="2112487" calcext:value-type="float">
            <text:p>2112487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348499" calcext:value-type="float">
            <text:p>3348499</text:p>
          </table:table-cell>
          <table:table-cell table:style-name="ce2" office:value-type="float" office:value="2109002" calcext:value-type="float">
            <text:p>2109002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82985" calcext:value-type="float">
            <text:p>3282985</text:p>
          </table:table-cell>
          <table:table-cell table:style-name="ce2" office:value-type="float" office:value="2146229" calcext:value-type="float">
            <text:p>2146229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307852" calcext:value-type="float">
            <text:p>3307852</text:p>
          </table:table-cell>
          <table:table-cell table:style-name="ce2" office:value-type="float" office:value="2112889" calcext:value-type="float">
            <text:p>2112889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41745" calcext:value-type="float">
            <text:p>3541745</text:p>
          </table:table-cell>
          <table:table-cell table:style-name="ce2" office:value-type="float" office:value="2080102" calcext:value-type="float">
            <text:p>2080102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93808" calcext:value-type="float">
            <text:p>3693808</text:p>
          </table:table-cell>
          <table:table-cell table:style-name="ce2" office:value-type="float" office:value="2062672" calcext:value-type="float">
            <text:p>2062672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02990" calcext:value-type="float">
            <text:p>3502990</text:p>
          </table:table-cell>
          <table:table-cell table:style-name="ce2" office:value-type="float" office:value="2076108" calcext:value-type="float">
            <text:p>2076108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92220" calcext:value-type="float">
            <text:p>3592220</text:p>
          </table:table-cell>
          <table:table-cell table:style-name="ce2" office:value-type="float" office:value="2048978" calcext:value-type="float">
            <text:p>2048978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92848" calcext:value-type="float">
            <text:p>3692848</text:p>
          </table:table-cell>
          <table:table-cell table:style-name="ce2" office:value-type="float" office:value="1946459" calcext:value-type="float">
            <text:p>1946459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24499" calcext:value-type="float">
            <text:p>3724499</text:p>
          </table:table-cell>
          <table:table-cell table:style-name="ce2" office:value-type="float" office:value="1997992" calcext:value-type="float">
            <text:p>1997992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28075" calcext:value-type="float">
            <text:p>3728075</text:p>
          </table:table-cell>
          <table:table-cell table:style-name="ce2" office:value-type="float" office:value="2007560" calcext:value-type="float">
            <text:p>2007560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722883" calcext:value-type="float">
            <text:p>3722883</text:p>
          </table:table-cell>
          <table:table-cell table:style-name="ce2" office:value-type="float" office:value="1996018" calcext:value-type="float">
            <text:p>1996018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700955" calcext:value-type="float">
            <text:p>3700955</text:p>
          </table:table-cell>
          <table:table-cell table:style-name="ce2" office:value-type="float" office:value="2039872" calcext:value-type="float">
            <text:p>2039872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404947" calcext:value-type="float">
            <text:p>3404947</text:p>
          </table:table-cell>
          <table:table-cell table:style-name="ce2" office:value-type="float" office:value="2088150" calcext:value-type="float">
            <text:p>2088150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634106" calcext:value-type="float">
            <text:p>3634106</text:p>
          </table:table-cell>
          <table:table-cell table:style-name="ce2" office:value-type="float" office:value="2020076" calcext:value-type="float">
            <text:p>2020076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07492" calcext:value-type="float">
            <text:p>3607492</text:p>
          </table:table-cell>
          <table:table-cell table:style-name="ce2" office:value-type="float" office:value="2010520" calcext:value-type="float">
            <text:p>2010520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896355" calcext:value-type="float">
            <text:p>3896355</text:p>
          </table:table-cell>
          <table:table-cell table:style-name="ce2" office:value-type="float" office:value="1985670" calcext:value-type="float">
            <text:p>1985670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9</text:p>
          </table:table-cell>
          <table:table-cell table:style-name="ce2" office:value-type="float" office:value="3860106" calcext:value-type="float">
            <text:p>3860106</text:p>
          </table:table-cell>
          <table:table-cell table:style-name="ce2" office:value-type="float" office:value="1932518" calcext:value-type="float">
            <text:p>1932518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727334" calcext:value-type="float">
            <text:p>3727334</text:p>
          </table:table-cell>
          <table:table-cell table:style-name="ce2" office:value-type="float" office:value="2012165" calcext:value-type="float">
            <text:p>2012165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2931" calcext:value-type="float">
            <text:p>3522931</text:p>
          </table:table-cell>
          <table:table-cell table:style-name="ce2" office:value-type="float" office:value="2048713" calcext:value-type="float">
            <text:p>2048713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703019" calcext:value-type="float">
            <text:p>3703019</text:p>
          </table:table-cell>
          <table:table-cell table:style-name="ce2" office:value-type="float" office:value="2005968" calcext:value-type="float">
            <text:p>2005968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730326" calcext:value-type="float">
            <text:p>3730326</text:p>
          </table:table-cell>
          <table:table-cell table:style-name="ce2" office:value-type="float" office:value="1995215" calcext:value-type="float">
            <text:p>1995215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02484" calcext:value-type="float">
            <text:p>3602484</text:p>
          </table:table-cell>
          <table:table-cell table:style-name="ce2" office:value-type="float" office:value="2018688" calcext:value-type="float">
            <text:p>2018688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21173" calcext:value-type="float">
            <text:p>3621173</text:p>
          </table:table-cell>
          <table:table-cell table:style-name="ce2" office:value-type="float" office:value="2008643" calcext:value-type="float">
            <text:p>2008643</text:p>
          </table:table-cell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95520" calcext:value-type="float">
            <text:p>3595520</text:p>
          </table:table-cell>
          <table:table-cell table:style-name="ce2" office:value-type="float" office:value="2039945" calcext:value-type="float">
            <text:p>2039945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08884" calcext:value-type="float">
            <text:p>3608884</text:p>
          </table:table-cell>
          <table:table-cell table:style-name="ce2" office:value-type="float" office:value="2014341" calcext:value-type="float">
            <text:p>2014341</text:p>
          </table:table-cell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687787" calcext:value-type="float">
            <text:p>3687787</text:p>
          </table:table-cell>
          <table:table-cell table:style-name="ce2" office:value-type="float" office:value="2002609" calcext:value-type="float">
            <text:p>2002609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684723" calcext:value-type="float">
            <text:p>3684723</text:p>
          </table:table-cell>
          <table:table-cell table:style-name="ce2" office:value-type="float" office:value="2005599" calcext:value-type="float">
            <text:p>2005599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783987" calcext:value-type="float">
            <text:p>3783987</text:p>
          </table:table-cell>
          <table:table-cell table:style-name="ce2" office:value-type="float" office:value="1964001" calcext:value-type="float">
            <text:p>1964001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504900" calcext:value-type="float">
            <text:p>3504900</text:p>
          </table:table-cell>
          <table:table-cell table:style-name="ce2" office:value-type="float" office:value="2052753" calcext:value-type="float">
            <text:p>2052753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679650" calcext:value-type="float">
            <text:p>3679650</text:p>
          </table:table-cell>
          <table:table-cell table:style-name="ce2" office:value-type="float" office:value="2024277" calcext:value-type="float">
            <text:p>2024277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06586" calcext:value-type="float">
            <text:p>3506586</text:p>
          </table:table-cell>
          <table:table-cell table:style-name="ce2" office:value-type="float" office:value="2038567" calcext:value-type="float">
            <text:p>2038567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35190" calcext:value-type="float">
            <text:p>3735190</text:p>
          </table:table-cell>
          <table:table-cell table:style-name="ce2" office:value-type="float" office:value="1979522" calcext:value-type="float">
            <text:p>1979522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881987" calcext:value-type="float">
            <text:p>3881987</text:p>
          </table:table-cell>
          <table:table-cell table:style-name="ce2" office:value-type="float" office:value="1997073" calcext:value-type="float">
            <text:p>1997073</text:p>
          </table:table-cell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08325" calcext:value-type="float">
            <text:p>3608325</text:p>
          </table:table-cell>
          <table:table-cell table:style-name="ce2" office:value-type="float" office:value="1983411" calcext:value-type="float">
            <text:p>1983411</text:p>
          </table:table-cell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502546" calcext:value-type="float">
            <text:p>3502546</text:p>
          </table:table-cell>
          <table:table-cell table:style-name="ce2" office:value-type="float" office:value="2048611" calcext:value-type="float">
            <text:p>2048611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29628" calcext:value-type="float">
            <text:p>3229628</text:p>
          </table:table-cell>
          <table:table-cell table:style-name="ce2" office:value-type="float" office:value="3078198" calcext:value-type="float">
            <text:p>30781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6986" calcext:value-type="float">
            <text:p>3216986</text:p>
          </table:table-cell>
          <table:table-cell table:style-name="ce2" office:value-type="float" office:value="2951192" calcext:value-type="float">
            <text:p>295119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6038" calcext:value-type="float">
            <text:p>3216038</text:p>
          </table:table-cell>
          <table:table-cell table:style-name="ce2" office:value-type="float" office:value="2960749" calcext:value-type="float">
            <text:p>29607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7265" calcext:value-type="float">
            <text:p>3217265</text:p>
          </table:table-cell>
          <table:table-cell table:style-name="ce2" office:value-type="float" office:value="2960874" calcext:value-type="float">
            <text:p>29608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05746" calcext:value-type="float">
            <text:p>3205746</text:p>
          </table:table-cell>
          <table:table-cell table:style-name="ce2" office:value-type="float" office:value="2963060" calcext:value-type="float">
            <text:p>29630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4891" calcext:value-type="float">
            <text:p>3214891</text:p>
          </table:table-cell>
          <table:table-cell table:style-name="ce2" office:value-type="float" office:value="2928147" calcext:value-type="float">
            <text:p>292814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9317" calcext:value-type="float">
            <text:p>3219317</text:p>
          </table:table-cell>
          <table:table-cell table:style-name="ce2" office:value-type="float" office:value="2971030" calcext:value-type="float">
            <text:p>29710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22862" calcext:value-type="float">
            <text:p>3222862</text:p>
          </table:table-cell>
          <table:table-cell table:style-name="ce2" office:value-type="float" office:value="2964370" calcext:value-type="float">
            <text:p>29643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2458" calcext:value-type="float">
            <text:p>3212458</text:p>
          </table:table-cell>
          <table:table-cell table:style-name="ce2" office:value-type="float" office:value="2941450" calcext:value-type="float">
            <text:p>29414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190928" calcext:value-type="float">
            <text:p>3190928</text:p>
          </table:table-cell>
          <table:table-cell table:style-name="ce2" office:value-type="float" office:value="2934734" calcext:value-type="float">
            <text:p>29347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219062" calcext:value-type="float">
            <text:p>3219062</text:p>
          </table:table-cell>
          <table:table-cell table:style-name="ce2" office:value-type="float" office:value="2957000" calcext:value-type="float">
            <text:p>2957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4928" calcext:value-type="float">
            <text:p>3214928</text:p>
          </table:table-cell>
          <table:table-cell table:style-name="ce2" office:value-type="float" office:value="2957598" calcext:value-type="float">
            <text:p>29575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24316" calcext:value-type="float">
            <text:p>3224316</text:p>
          </table:table-cell>
          <table:table-cell table:style-name="ce2" office:value-type="float" office:value="2949813" calcext:value-type="float">
            <text:p>29498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13747" calcext:value-type="float">
            <text:p>3213747</text:p>
          </table:table-cell>
          <table:table-cell table:style-name="ce2" office:value-type="float" office:value="2958542" calcext:value-type="float">
            <text:p>29585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17003" calcext:value-type="float">
            <text:p>3217003</text:p>
          </table:table-cell>
          <table:table-cell table:style-name="ce2" office:value-type="float" office:value="2851990" calcext:value-type="float">
            <text:p>28519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18154" calcext:value-type="float">
            <text:p>3218154</text:p>
          </table:table-cell>
          <table:table-cell table:style-name="ce2" office:value-type="float" office:value="2860837" calcext:value-type="float">
            <text:p>28608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69737" calcext:value-type="float">
            <text:p>3269737</text:p>
          </table:table-cell>
          <table:table-cell table:style-name="ce2" office:value-type="float" office:value="2861722" calcext:value-type="float">
            <text:p>28617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271211" calcext:value-type="float">
            <text:p>3271211</text:p>
          </table:table-cell>
          <table:table-cell table:style-name="ce2" office:value-type="float" office:value="2856803" calcext:value-type="float">
            <text:p>28568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674506" calcext:value-type="float">
            <text:p>3674506</text:p>
          </table:table-cell>
          <table:table-cell table:style-name="ce2" office:value-type="float" office:value="2346302" calcext:value-type="float">
            <text:p>23463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08294" calcext:value-type="float">
            <text:p>3508294</text:p>
          </table:table-cell>
          <table:table-cell table:style-name="ce2" office:value-type="float" office:value="2205063" calcext:value-type="float">
            <text:p>22050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329" calcext:value-type="float">
            <text:p>3523329</text:p>
          </table:table-cell>
          <table:table-cell table:style-name="ce2" office:value-type="float" office:value="2283709" calcext:value-type="float">
            <text:p>22837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458" calcext:value-type="float">
            <text:p>3523458</text:p>
          </table:table-cell>
          <table:table-cell table:style-name="ce2" office:value-type="float" office:value="2208871" calcext:value-type="float">
            <text:p>22088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4561" calcext:value-type="float">
            <text:p>3524561</text:p>
          </table:table-cell>
          <table:table-cell table:style-name="ce2" office:value-type="float" office:value="2229937" calcext:value-type="float">
            <text:p>22299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5733" calcext:value-type="float">
            <text:p>3525733</text:p>
          </table:table-cell>
          <table:table-cell table:style-name="ce2" office:value-type="float" office:value="2285682" calcext:value-type="float">
            <text:p>22856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8610" calcext:value-type="float">
            <text:p>3518610</text:p>
          </table:table-cell>
          <table:table-cell table:style-name="ce2" office:value-type="float" office:value="2283208" calcext:value-type="float">
            <text:p>22832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3629" calcext:value-type="float">
            <text:p>3523629</text:p>
          </table:table-cell>
          <table:table-cell table:style-name="ce2" office:value-type="float" office:value="2281900" calcext:value-type="float">
            <text:p>22819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7155" calcext:value-type="float">
            <text:p>3527155</text:p>
          </table:table-cell>
          <table:table-cell table:style-name="ce2" office:value-type="float" office:value="2285609" calcext:value-type="float">
            <text:p>22856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3329" calcext:value-type="float">
            <text:p>3523329</text:p>
          </table:table-cell>
          <table:table-cell table:style-name="ce2" office:value-type="float" office:value="2201928" calcext:value-type="float">
            <text:p>22019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16011" calcext:value-type="float">
            <text:p>3516011</text:p>
          </table:table-cell>
          <table:table-cell table:style-name="ce2" office:value-type="float" office:value="2201545" calcext:value-type="float">
            <text:p>2201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18979" calcext:value-type="float">
            <text:p>3518979</text:p>
          </table:table-cell>
          <table:table-cell table:style-name="ce2" office:value-type="float" office:value="2200563" calcext:value-type="float">
            <text:p>22005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6276" calcext:value-type="float">
            <text:p>3526276</text:p>
          </table:table-cell>
          <table:table-cell table:style-name="ce2" office:value-type="float" office:value="2202700" calcext:value-type="float">
            <text:p>22027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6578" calcext:value-type="float">
            <text:p>3516578</text:p>
          </table:table-cell>
          <table:table-cell table:style-name="ce2" office:value-type="float" office:value="2207203" calcext:value-type="float">
            <text:p>22072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4430" calcext:value-type="float">
            <text:p>3524430</text:p>
          </table:table-cell>
          <table:table-cell table:style-name="ce2" office:value-type="float" office:value="2286931" calcext:value-type="float">
            <text:p>22869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21142" calcext:value-type="float">
            <text:p>3521142</text:p>
          </table:table-cell>
          <table:table-cell table:style-name="ce2" office:value-type="float" office:value="2286008" calcext:value-type="float">
            <text:p>22860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23918" calcext:value-type="float">
            <text:p>3523918</text:p>
          </table:table-cell>
          <table:table-cell table:style-name="ce2" office:value-type="float" office:value="2200378" calcext:value-type="float">
            <text:p>22003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19117" calcext:value-type="float">
            <text:p>3519117</text:p>
          </table:table-cell>
          <table:table-cell table:style-name="ce2" office:value-type="float" office:value="2198590" calcext:value-type="float">
            <text:p>21985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18619" calcext:value-type="float">
            <text:p>3518619</text:p>
          </table:table-cell>
          <table:table-cell table:style-name="ce2" office:value-type="float" office:value="2205617" calcext:value-type="float">
            <text:p>22056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448949" calcext:value-type="float">
            <text:p>3448949</text:p>
          </table:table-cell>
          <table:table-cell table:style-name="ce2" office:value-type="float" office:value="2096729" calcext:value-type="float">
            <text:p>20967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435630" calcext:value-type="float">
            <text:p>3435630</text:p>
          </table:table-cell>
          <table:table-cell table:style-name="ce2" office:value-type="float" office:value="2167380" calcext:value-type="float">
            <text:p>216738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701074" calcext:value-type="float">
            <text:p>3701074</text:p>
          </table:table-cell>
          <table:table-cell table:style-name="ce2" office:value-type="float" office:value="2067642" calcext:value-type="float">
            <text:p>20676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5</text:p>
          </table:table-cell>
          <table:table-cell table:style-name="ce2" office:value-type="float" office:value="3738299" calcext:value-type="float">
            <text:p>3738299</text:p>
          </table:table-cell>
          <table:table-cell table:style-name="ce2" office:value-type="float" office:value="2134690" calcext:value-type="float">
            <text:p>21346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399303" calcext:value-type="float">
            <text:p>3399303</text:p>
          </table:table-cell>
          <table:table-cell table:style-name="ce2" office:value-type="float" office:value="2091882" calcext:value-type="float">
            <text:p>20918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703011" calcext:value-type="float">
            <text:p>3703011</text:p>
          </table:table-cell>
          <table:table-cell table:style-name="ce2" office:value-type="float" office:value="2112487" calcext:value-type="float">
            <text:p>21124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348499" calcext:value-type="float">
            <text:p>3348499</text:p>
          </table:table-cell>
          <table:table-cell table:style-name="ce2" office:value-type="float" office:value="2109002" calcext:value-type="float">
            <text:p>21090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282985" calcext:value-type="float">
            <text:p>3282985</text:p>
          </table:table-cell>
          <table:table-cell table:style-name="ce2" office:value-type="float" office:value="2146229" calcext:value-type="float">
            <text:p>21462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307852" calcext:value-type="float">
            <text:p>3307852</text:p>
          </table:table-cell>
          <table:table-cell table:style-name="ce2" office:value-type="float" office:value="2112889" calcext:value-type="float">
            <text:p>21128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41745" calcext:value-type="float">
            <text:p>3541745</text:p>
          </table:table-cell>
          <table:table-cell table:style-name="ce2" office:value-type="float" office:value="2080102" calcext:value-type="float">
            <text:p>20801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93808" calcext:value-type="float">
            <text:p>3693808</text:p>
          </table:table-cell>
          <table:table-cell table:style-name="ce2" office:value-type="float" office:value="2062672" calcext:value-type="float">
            <text:p>20626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02990" calcext:value-type="float">
            <text:p>3502990</text:p>
          </table:table-cell>
          <table:table-cell table:style-name="ce2" office:value-type="float" office:value="2076108" calcext:value-type="float">
            <text:p>20761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592220" calcext:value-type="float">
            <text:p>3592220</text:p>
          </table:table-cell>
          <table:table-cell table:style-name="ce2" office:value-type="float" office:value="2048978" calcext:value-type="float">
            <text:p>20489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92848" calcext:value-type="float">
            <text:p>3692848</text:p>
          </table:table-cell>
          <table:table-cell table:style-name="ce2" office:value-type="float" office:value="1946459" calcext:value-type="float">
            <text:p>19464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24499" calcext:value-type="float">
            <text:p>3724499</text:p>
          </table:table-cell>
          <table:table-cell table:style-name="ce2" office:value-type="float" office:value="1997992" calcext:value-type="float">
            <text:p>199799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28075" calcext:value-type="float">
            <text:p>3728075</text:p>
          </table:table-cell>
          <table:table-cell table:style-name="ce2" office:value-type="float" office:value="2007560" calcext:value-type="float">
            <text:p>20075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722883" calcext:value-type="float">
            <text:p>3722883</text:p>
          </table:table-cell>
          <table:table-cell table:style-name="ce2" office:value-type="float" office:value="1996018" calcext:value-type="float">
            <text:p>19960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700955" calcext:value-type="float">
            <text:p>3700955</text:p>
          </table:table-cell>
          <table:table-cell table:style-name="ce2" office:value-type="float" office:value="2039872" calcext:value-type="float">
            <text:p>20398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404947" calcext:value-type="float">
            <text:p>3404947</text:p>
          </table:table-cell>
          <table:table-cell table:style-name="ce2" office:value-type="float" office:value="2088150" calcext:value-type="float">
            <text:p>20881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634106" calcext:value-type="float">
            <text:p>3634106</text:p>
          </table:table-cell>
          <table:table-cell table:style-name="ce2" office:value-type="float" office:value="2020076" calcext:value-type="float">
            <text:p>20200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07492" calcext:value-type="float">
            <text:p>3607492</text:p>
          </table:table-cell>
          <table:table-cell table:style-name="ce2" office:value-type="float" office:value="2010520" calcext:value-type="float">
            <text:p>20105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896355" calcext:value-type="float">
            <text:p>3896355</text:p>
          </table:table-cell>
          <table:table-cell table:style-name="ce2" office:value-type="float" office:value="1985670" calcext:value-type="float">
            <text:p>19856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9</text:p>
          </table:table-cell>
          <table:table-cell table:style-name="ce2" office:value-type="float" office:value="3860106" calcext:value-type="float">
            <text:p>3860106</text:p>
          </table:table-cell>
          <table:table-cell table:style-name="ce2" office:value-type="float" office:value="1932518" calcext:value-type="float">
            <text:p>19325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727334" calcext:value-type="float">
            <text:p>3727334</text:p>
          </table:table-cell>
          <table:table-cell table:style-name="ce2" office:value-type="float" office:value="2012165" calcext:value-type="float">
            <text:p>201216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22931" calcext:value-type="float">
            <text:p>3522931</text:p>
          </table:table-cell>
          <table:table-cell table:style-name="ce2" office:value-type="float" office:value="2048713" calcext:value-type="float">
            <text:p>20487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703019" calcext:value-type="float">
            <text:p>3703019</text:p>
          </table:table-cell>
          <table:table-cell table:style-name="ce2" office:value-type="float" office:value="2005968" calcext:value-type="float">
            <text:p>20059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730326" calcext:value-type="float">
            <text:p>3730326</text:p>
          </table:table-cell>
          <table:table-cell table:style-name="ce2" office:value-type="float" office:value="1995215" calcext:value-type="float">
            <text:p>19952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02484" calcext:value-type="float">
            <text:p>3602484</text:p>
          </table:table-cell>
          <table:table-cell table:style-name="ce2" office:value-type="float" office:value="2018688" calcext:value-type="float">
            <text:p>20186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21173" calcext:value-type="float">
            <text:p>3621173</text:p>
          </table:table-cell>
          <table:table-cell table:style-name="ce2" office:value-type="float" office:value="2008643" calcext:value-type="float">
            <text:p>20086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595520" calcext:value-type="float">
            <text:p>3595520</text:p>
          </table:table-cell>
          <table:table-cell table:style-name="ce2" office:value-type="float" office:value="2039945" calcext:value-type="float">
            <text:p>20399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2</text:p>
          </table:table-cell>
          <table:table-cell table:style-name="ce2" office:value-type="float" office:value="3608884" calcext:value-type="float">
            <text:p>3608884</text:p>
          </table:table-cell>
          <table:table-cell table:style-name="ce2" office:value-type="float" office:value="2014341" calcext:value-type="float">
            <text:p>20143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687787" calcext:value-type="float">
            <text:p>3687787</text:p>
          </table:table-cell>
          <table:table-cell table:style-name="ce2" office:value-type="float" office:value="2002609" calcext:value-type="float">
            <text:p>20026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684723" calcext:value-type="float">
            <text:p>3684723</text:p>
          </table:table-cell>
          <table:table-cell table:style-name="ce2" office:value-type="float" office:value="2005599" calcext:value-type="float">
            <text:p>20055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</text:p>
          </table:table-cell>
          <table:table-cell table:style-name="ce2" office:value-type="float" office:value="3783987" calcext:value-type="float">
            <text:p>3783987</text:p>
          </table:table-cell>
          <table:table-cell table:style-name="ce2" office:value-type="float" office:value="1964001" calcext:value-type="float">
            <text:p>196400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504900" calcext:value-type="float">
            <text:p>3504900</text:p>
          </table:table-cell>
          <table:table-cell table:style-name="ce2" office:value-type="float" office:value="2052753" calcext:value-type="float">
            <text:p>20527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7</text:p>
          </table:table-cell>
          <table:table-cell table:style-name="ce2" office:value-type="float" office:value="3679650" calcext:value-type="float">
            <text:p>3679650</text:p>
          </table:table-cell>
          <table:table-cell table:style-name="ce2" office:value-type="float" office:value="2024277" calcext:value-type="float">
            <text:p>20242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4</text:p>
          </table:table-cell>
          <table:table-cell table:style-name="ce2" office:value-type="float" office:value="3506586" calcext:value-type="float">
            <text:p>3506586</text:p>
          </table:table-cell>
          <table:table-cell table:style-name="ce2" office:value-type="float" office:value="2038567" calcext:value-type="float">
            <text:p>20385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6</text:p>
          </table:table-cell>
          <table:table-cell table:style-name="ce2" office:value-type="float" office:value="3735190" calcext:value-type="float">
            <text:p>3735190</text:p>
          </table:table-cell>
          <table:table-cell table:style-name="ce2" office:value-type="float" office:value="1979522" calcext:value-type="float">
            <text:p>19795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8</text:p>
          </table:table-cell>
          <table:table-cell table:style-name="ce2" office:value-type="float" office:value="3881987" calcext:value-type="float">
            <text:p>3881987</text:p>
          </table:table-cell>
          <table:table-cell table:style-name="ce2" office:value-type="float" office:value="1997073" calcext:value-type="float">
            <text:p>19970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3</text:p>
          </table:table-cell>
          <table:table-cell table:style-name="ce2" office:value-type="float" office:value="3608325" calcext:value-type="float">
            <text:p>3608325</text:p>
          </table:table-cell>
          <table:table-cell table:style-name="ce2" office:value-type="float" office:value="1983411" calcext:value-type="float">
            <text:p>19834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us2</text:p>
          </table:table-cell>
          <table:table-cell table:style-name="ce1" office:value-type="string" calcext:value-type="string">
            <text:p>sp10</text:p>
          </table:table-cell>
          <table:table-cell table:style-name="ce2" office:value-type="float" office:value="3502546" calcext:value-type="float">
            <text:p>3502546</text:p>
          </table:table-cell>
          <table:table-cell table:style-name="ce2" office:value-type="float" office:value="2048611" calcext:value-type="float">
            <text:p>2048611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_5f_site_5f_data" style:display-name="PageStyle_Example_sit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11" meta:object-count="0"/>
    <meta:generator>LibreOfficeDev/6.0.5.2$Linux_X86_64 LibreOffice_project/</meta:generator>
  </office:meta>
</office:document-meta>
</file>